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QFVersion</text:p>
          </table:table-cell>
          <table:table-cell table:formula="of:=COM.QF.API.LOCALC.PYTHON.QFIMPL.QFVERSION()" office:value-type="string" office:string-value="0.0.14" calcext:value-type="string">
            <text:p>0.0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AAPL</text:p>
          </table:table-cell>
          <table:table-cell table:formula="of:=COM.QF.API.LOCALC.PYTHON.QFIMPL.QFCLOSINGPRICE([.A3];&quot;&quot;;&quot;2018-11-30&quot;)" office:value-type="float" office:value="178.58" calcext:value-type="float">
            <text:p>178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</text:p>
          </table:table-cell>
          <table:table-cell table:formula="of:=COM.QF.API.LOCALC.PYTHON.QFIMPL.QFCLOSINGPRICE([.A4];&quot;etf&quot;;&quot;2018-11-30&quot;)" office:value-type="float" office:value="101.41" calcext:value-type="float">
            <text:p>10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YM</text:p>
          </table:table-cell>
          <table:table-cell table:formula="of:=COM.QF.API.LOCALC.PYTHON.QFIMPL.QFCLOSINGPRICE([.A5];&quot;&quot;;&quot;2018-11-30&quot;)" office:value-type="float" office:value="86.22" calcext:value-type="float">
            <text:p>86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G</text:p>
          </table:table-cell>
          <table:table-cell table:formula="of:=COM.QF.API.LOCALC.PYTHON.QFIMPL.QFCLOSINGPRICE([.A6];&quot;stock&quot;;&quot;2018-11-30&quot;)" office:value-type="float" office:value="107.95" calcext:value-type="float">
            <text:p>107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M</text:p>
          </table:table-cell>
          <table:table-cell table:formula="of:=COM.QF.API.LOCALC.PYTHON.QFIMPL.QFCLOSINGPRICE([.A7];&quot;&quot;;&quot;2018-11-30&quot;)" office:value-type="float" office:value="124.27" calcext:value-type="float">
            <text:p>124.27</text:p>
          </table:table-cell>
          <table:table-cell table:formula="of:=COM.QF.API.LOCALC.PYTHON.QFIMPL.QFOPENINGPRICE([.A7];&quot;&quot;;&quot;2018-11-30&quot;)" office:value-type="float" office:value="121.66" calcext:value-type="float">
            <text:p>121.66</text:p>
          </table:table-cell>
          <table:table-cell table:formula="of:=COM.QF.API.LOCALC.PYTHON.QFIMPL.QFHIGHPRICE([.A7];&quot;&quot;;&quot;2018-11-30&quot;)" office:value-type="float" office:value="124.69" calcext:value-type="float">
            <text:p>124.69</text:p>
          </table:table-cell>
          <table:table-cell table:formula="of:=COM.QF.API.LOCALC.PYTHON.QFIMPL.QFLOWPRICE([.A7];&quot;&quot;;&quot;2018-11-30&quot;)" office:value-type="float" office:value="124.27" calcext:value-type="float">
            <text:p>124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5">00/00/0000</text:date>, <text:time style:data-style-name="N2" text:time-value="14:25:33.2430213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9:15:12.791947078</meta:creation-date>
    <dc:date>2018-12-05T14:27:46.778131732</dc:date>
    <meta:editing-duration>PT12M25S</meta:editing-duration>
    <meta:editing-cycles>5</meta:editing-cycles>
    <meta:generator>LibreOffice/6.0.6.2$MacOSX_X86_64 LibreOffice_project/0c292870b25a325b5ed35f6b45599d2ea4458e77</meta:generator>
    <meta:document-statistic meta:table-count="1" meta:cell-count="19" meta:object-count="0"/>
  </office:meta>
</office:document-meta>
</file>